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_5f_-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TITLE_5f__5f__5f_-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_5f__5f__5f_-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2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1a1a1a" style:text-line-through-style="none" style:text-line-through-type="none" style:text-position="0% 100%" style:font-name="Raleway" fo:font-size="42pt" fo:letter-spacing="normal" fo:language="en" fo:country="none"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1a1a1a" style:text-line-through-style="none" style:text-line-through-type="none" style:text-position="0% 100%" style:font-name="Raleway" fo:font-size="10pt" fo:letter-spacing="normal" fo:language="en" fo:country="none" fo:font-style="normal" style:text-underline-style="none" fo:font-weight="bold" style:font-name-asian="Raleway" style:font-size-asian="10pt" style:font-style-asian="normal" style:font-weight-asian="bold" style:font-name-complex="Raleway" style:font-size-complex="10pt" style:font-style-complex="normal" style:font-weight-complex="bold"/>
    </style:style>
    <style:style style:name="T3" style:family="text">
      <style:text-properties fo:font-variant="normal" fo:text-transform="none" fo:color="#000000" style:text-line-through-style="none" style:text-line-through-type="none" style:text-position="0% 100%" style:font-name="Raleway" fo:font-size="28pt" fo:letter-spacing="normal" fo:language="en" fo:country="none" fo:font-style="normal" style:text-underline-style="none" fo:font-weight="normal" fo:background-color="#ffffff" style:font-name-asian="Raleway" style:font-size-asian="28pt" style:font-style-asian="normal" style:font-weight-asian="normal" style:font-name-complex="Raleway" style:font-size-complex="28pt" style:font-style-complex="normal" style:font-weight-complex="normal"/>
    </style:style>
    <style:style style:name="T4" style:family="text">
      <style:text-properties fo:font-variant="normal" fo:text-transform="none" fo:color="#1a1a1a" style:text-line-through-style="none" style:text-line-through-type="none" style:text-position="0% 100%" style:font-name="Raleway" fo:font-size="28pt" fo:letter-spacing="normal" fo:language="en" fo:country="none" fo:font-style="normal" style:text-underline-style="none" fo:font-weight="normal" fo:background-color="#ffffff" style:font-name-asian="Raleway" style:font-size-asian="28pt" style:font-style-asian="normal" style:font-weight-asian="normal" style:font-name-complex="Raleway" style:font-size-complex="28pt" style:font-style-complex="normal"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6;p13" presentation:style-name="pr1" draw:text-style-name="P2" draw:layer="layout" svg:width="23.541cm" svg:height="5.096cm" svg:x="2.233cm" svg:y="5.216cm" presentation:class="title" presentation:user-transformed="true">
          <draw:text-box>
            <text:p text:style-name="P1"><text:span text:style-name="T1">Switch Statement</text:span></text:p>
          </draw:text-box>
        </draw:frame>
        <presentation:notes draw:style-name="dp1">
          <draw:page-thumbnail draw:name="Google Shape;83;p:notes" draw:style-name="gr1" draw:layer="layout" svg:width="18.666cm" svg:height="11.136cm" svg:x="1.167cm" svg:y="2.227cm" draw:page-number="1" presentation:class="page"/>
          <draw:frame draw:name="Google Shape;84;p:notes_1"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TITLE_5f_" presentation:presentation-page-layout-name="AL1T0">
        <draw:frame draw:name="Google Shape;116;p19" presentation:style-name="pr3" draw:text-style-name="P2" draw:layer="layout" svg:width="25.522cm" svg:height="9.105cm" svg:x="2.233cm" svg:y="1.482cm" presentation:class="title" presentation:user-transformed="true">
          <draw:text-box>
            <text:p text:style-name="P1"><text:span text:style-name="T1">Switch</text:span><text:span text:style-name="T1"><text:line-break/></text:span><text:span text:style-name="T2"> </text:span><text:span text:style-name="T2"><text:line-break/></text:span><text:span text:style-name="T3">The switch statement executes a block of code depending on different cases.</text:span><text:span text:style-name="T3"><text:line-break/></text:span><text:span text:style-name="T3"><text:line-break/></text:span><text:span text:style-name="T3">The switch statement is a part of JavaScript's "Conditional" Statements, which are used to perform different actions based on different conditions. Use switch to select one of many blocks of code to be executed. This is the perfect solution for long, nested if/else statements.</text:span></text:p>
          </draw:text-box>
        </draw:frame>
        <presentation:notes draw:style-name="dp1">
          <draw:page-thumbnail draw:name="Google Shape;113;g54b13590ed_0_105:notes" draw:style-name="gr1" draw:layer="layout" svg:width="18.665cm" svg:height="11.136cm" svg:x="1.167cm" svg:y="2.227cm" draw:page-number="2" presentation:class="page"/>
          <draw:frame draw:name="Google Shape;114;g54b13590ed_0_1" presentation:style-name="pr4"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TITLE_5f__5f_" presentation:presentation-page-layout-name="AL1T0">
        <draw:frame draw:name="Google Shape;116;p19_0" presentation:style-name="pr5" draw:text-style-name="P2" draw:layer="layout" svg:width="25.522cm" svg:height="9.105cm" svg:x="2.233cm" svg:y="1.482cm" presentation:class="title" presentation:user-transformed="true">
          <draw:text-box>
            <text:p text:style-name="P1"><text:span text:style-name="T1">Switch</text:span><text:span text:style-name="T1"><text:line-break/></text:span><text:span text:style-name="T2"> </text:span><text:span text:style-name="T2"><text:line-break/></text:span><text:span text:style-name="T3">The switch statement evaluates an expression. The value of the expression is then compared with the values of each case in the structure. If there is a match, the associated block of code is executed.</text:span><text:span text:style-name="T3"><text:line-break/></text:span><text:span text:style-name="T3"><text:line-break/></text:span><text:span text:style-name="T3">The switch statement is often used together with a break or a default keyword (or both). These are both optional:</text:span></text:p>
          </draw:text-box>
        </draw:frame>
        <presentation:notes draw:style-name="dp1">
          <draw:page-thumbnail draw:name="Google Shape;113;g54b13590ed_0_0" draw:style-name="gr1" draw:layer="layout" svg:width="18.665cm" svg:height="11.136cm" svg:x="1.167cm" svg:y="2.227cm" draw:page-number="3" presentation:class="page"/>
          <draw:frame draw:name="Google Shape;114;g54b13590ed_0_2" presentation:style-name="pr6"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TITLE_5f__5f__5f_" presentation:presentation-page-layout-name="AL1T0">
        <draw:frame draw:name="Google Shape;116;p19_1" presentation:style-name="pr7" draw:text-style-name="P2" draw:layer="layout" svg:width="25.522cm" svg:height="9.105cm" svg:x="2.233cm" svg:y="1.482cm" presentation:class="title" presentation:user-transformed="true">
          <draw:text-box>
            <text:p text:style-name="P1"><text:span text:style-name="T1">Break</text:span><text:span text:style-name="T1"><text:line-break/></text:span><text:span text:style-name="T2"> </text:span><text:span text:style-name="T2"><text:line-break/></text:span><text:span text:style-name="T2"><text:line-break/></text:span><text:span text:style-name="T2"><text:line-break/></text:span><text:span text:style-name="T4">The break keyword breaks out of the switch block. This will stop the execution of more execution of code and/or case testing inside the block. If break is omitted, the next code block in the switch statement is executed.</text:span><text:span text:style-name="T3"><text:line-break/></text:span><text:span text:style-name="T3"/></text:p>
          </draw:text-box>
        </draw:frame>
        <presentation:notes draw:style-name="dp1">
          <draw:page-thumbnail draw:name="Google Shape;113;g54b13590ed_0_1" draw:style-name="gr1" draw:layer="layout" svg:width="18.665cm" svg:height="11.136cm" svg:x="1.167cm" svg:y="2.227cm" draw:page-number="4" presentation:class="page"/>
          <draw:frame draw:name="Google Shape;114;g54b13590ed_0_3" presentation:style-name="pr8"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TITLE_5f__5f__5f__5f_" presentation:presentation-page-layout-name="AL1T0">
        <draw:frame draw:name="Google Shape;116;p19_2" presentation:style-name="pr9" draw:text-style-name="P2" draw:layer="layout" svg:width="25.522cm" svg:height="9.105cm" svg:x="2.233cm" svg:y="1.482cm" presentation:class="title" presentation:user-transformed="true">
          <draw:text-box>
            <text:p text:style-name="P1"><text:span text:style-name="T1">Default</text:span><text:span text:style-name="T1"><text:line-break/></text:span><text:span text:style-name="T4"><text:line-break/></text:span><text:span text:style-name="T4">The default keyword specifies some code to run if there is no case match. There can only be one default keyword in a switch. Although this is optional, it is recommended that you use it, as it takes care of unexpected cases.</text:span><text:span text:style-name="T3"><text:line-break/></text:span><text:span text:style-name="T3"><text:line-break/></text:span><text:span text:style-name="T3"/></text:p>
          </draw:text-box>
        </draw:frame>
        <presentation:notes draw:style-name="dp1">
          <draw:page-thumbnail draw:name="Google Shape;113;g54b13590ed_0_2" draw:style-name="gr1" draw:layer="layout" svg:width="18.665cm" svg:height="11.136cm" svg:x="1.167cm" svg:y="2.227cm" draw:page-number="5" presentation:class="page"/>
          <draw:frame draw:name="Google Shape;114;g54b13590ed_0_4" presentation:style-name="pr10" draw:text-style-name="P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e9ede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3" style:display-name="TITLE_-outline3" style:family="presentation" style:parent-style-name="TITL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4" style:display-name="TITLE_-outline4" style:family="presentation" style:parent-style-name="TITL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left="0cm" fo:margin-right="0cm" fo:margin-top="0.11cm" fo:margin-bottom="0cm" fo:text-indent="0cm"/>
      <style:text-properties fo:font-size="22.1000003814697pt" style:font-size-asian="20pt" style:font-size-complex="20pt"/>
    </style:style>
    <style:style style:name="TITLE_5f_-outline6" style:display-name="TITLE_-outline6" style:family="presentation" style:parent-style-name="TITLE_5f_-outline5">
      <style:paragraph-properties fo:margin-left="0cm" fo:margin-right="0cm" fo:margin-top="0.11cm" fo:margin-bottom="0cm" fo:text-indent="0cm"/>
      <style:text-properties fo:font-size="22.1000003814697pt" style:font-size-asian="20pt" style:font-size-complex="20pt"/>
    </style:style>
    <style:style style:name="TITLE_5f_-outline7" style:display-name="TITLE_-outline7" style:family="presentation" style:parent-style-name="TITLE_5f_-outline6">
      <style:paragraph-properties fo:margin-left="0cm" fo:margin-right="0cm" fo:margin-top="0.11cm" fo:margin-bottom="0cm" fo:text-indent="0cm"/>
      <style:text-properties fo:font-size="22.1000003814697pt" style:font-size-asian="20pt" style:font-size-complex="20pt"/>
    </style:style>
    <style:style style:name="TITLE_5f_-outline8" style:display-name="TITLE_-outline8" style:family="presentation" style:parent-style-name="TITLE_5f_-outline7">
      <style:paragraph-properties fo:margin-left="0cm" fo:margin-right="0cm" fo:margin-top="0.11cm" fo:margin-bottom="0cm" fo:text-indent="0cm"/>
      <style:text-properties fo:font-size="22.1000003814697pt" style:font-size-asian="20pt" style:font-size-complex="20pt"/>
    </style:style>
    <style:style style:name="TITLE_5f_-outline9" style:display-name="TITLE_-outline9" style:family="presentation" style:parent-style-name="TITLE_5f_-outline8">
      <style:paragraph-properties fo:margin-left="0cm" fo:margin-right="0cm" fo:margin-top="0.11cm" fo:margin-bottom="0cm" fo:text-indent="0cm"/>
      <style:text-properties fo:font-size="22.1000003814697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solid" draw:fill-color="#e9edee"/>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shrink-to-fit"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outline3" style:display-name="TITLE__-outline3" style:family="presentation" style:parent-style-name="TITLE_5f_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outline4" style:display-name="TITLE__-outline4" style:family="presentation" style:parent-style-name="TITLE_5f_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outline5" style:display-name="TITLE__-outline5" style:family="presentation" style:parent-style-name="TITLE_5f__5f_-outline4">
      <style:paragraph-properties fo:margin-left="0cm" fo:margin-right="0cm" fo:margin-top="0.11cm" fo:margin-bottom="0cm" fo:text-indent="0cm"/>
      <style:text-properties fo:font-size="22.1000003814697pt" style:font-size-asian="20pt" style:font-size-complex="20pt"/>
    </style:style>
    <style:style style:name="TITLE_5f__5f_-outline6" style:display-name="TITLE__-outline6" style:family="presentation" style:parent-style-name="TITLE_5f__5f_-outline5">
      <style:paragraph-properties fo:margin-left="0cm" fo:margin-right="0cm" fo:margin-top="0.11cm" fo:margin-bottom="0cm" fo:text-indent="0cm"/>
      <style:text-properties fo:font-size="22.1000003814697pt" style:font-size-asian="20pt" style:font-size-complex="20pt"/>
    </style:style>
    <style:style style:name="TITLE_5f__5f_-outline7" style:display-name="TITLE__-outline7" style:family="presentation" style:parent-style-name="TITLE_5f__5f_-outline6">
      <style:paragraph-properties fo:margin-left="0cm" fo:margin-right="0cm" fo:margin-top="0.11cm" fo:margin-bottom="0cm" fo:text-indent="0cm"/>
      <style:text-properties fo:font-size="22.1000003814697pt" style:font-size-asian="20pt" style:font-size-complex="20pt"/>
    </style:style>
    <style:style style:name="TITLE_5f__5f_-outline8" style:display-name="TITLE__-outline8" style:family="presentation" style:parent-style-name="TITLE_5f__5f_-outline7">
      <style:paragraph-properties fo:margin-left="0cm" fo:margin-right="0cm" fo:margin-top="0.11cm" fo:margin-bottom="0cm" fo:text-indent="0cm"/>
      <style:text-properties fo:font-size="22.1000003814697pt" style:font-size-asian="20pt" style:font-size-complex="20pt"/>
    </style:style>
    <style:style style:name="TITLE_5f__5f_-outline9" style:display-name="TITLE__-outline9" style:family="presentation" style:parent-style-name="TITLE_5f__5f_-outline8">
      <style:paragraph-properties fo:margin-left="0cm" fo:margin-right="0cm" fo:margin-top="0.11cm" fo:margin-bottom="0cm" fo:text-indent="0cm"/>
      <style:text-properties fo:font-size="22.1000003814697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_5f_-background" style:display-name="TITLE___-background" style:family="presentation">
      <style:graphic-properties draw:stroke="none" draw:fill="solid" draw:fill-color="#e9edee"/>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shrink-to-fit" style:shrink-to-fit="true">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_5f_-outline2" style:display-name="TITLE___-outline2" style:family="presentation" style:parent-style-name="TITLE_5f__5f_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outline3" style:display-name="TITLE___-outline3" style:family="presentation" style:parent-style-name="TITLE_5f__5f_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outline4" style:display-name="TITLE___-outline4" style:family="presentation" style:parent-style-name="TITLE_5f__5f_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outline5" style:display-name="TITLE___-outline5" style:family="presentation" style:parent-style-name="TITLE_5f__5f__5f_-outline4">
      <style:paragraph-properties fo:margin-left="0cm" fo:margin-right="0cm" fo:margin-top="0.11cm" fo:margin-bottom="0cm" fo:text-indent="0cm"/>
      <style:text-properties fo:font-size="22.1000003814697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11cm" fo:margin-bottom="0cm" fo:text-indent="0cm"/>
      <style:text-properties fo:font-size="22.1000003814697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11cm" fo:margin-bottom="0cm" fo:text-indent="0cm"/>
      <style:text-properties fo:font-size="22.1000003814697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11cm" fo:margin-bottom="0cm" fo:text-indent="0cm"/>
      <style:text-properties fo:font-size="22.1000003814697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11cm" fo:margin-bottom="0cm" fo:text-indent="0cm"/>
      <style:text-properties fo:font-size="22.1000003814697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_5f__5f_-background" style:display-name="TITLE____-background" style:family="presentation">
      <style:graphic-properties draw:stroke="none" draw:fill="solid" draw:fill-color="#e9edee"/>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shrink-to-fit" style:shrink-to-fit="true">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_5f__5f__5f_-outline2" style:display-name="TITLE____-outline2" style:family="presentation" style:parent-style-name="TITLE_5f__5f__5f_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_5f_-outline3" style:display-name="TITLE____-outline3" style:family="presentation" style:parent-style-name="TITLE_5f__5f__5f_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_5f_-outline4" style:display-name="TITLE____-outline4" style:family="presentation" style:parent-style-name="TITLE_5f__5f__5f_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_5f__5f__5f_-outline5" style:display-name="TITLE____-outline5" style:family="presentation" style:parent-style-name="TITLE_5f__5f__5f__5f_-outline4">
      <style:paragraph-properties fo:margin-left="0cm" fo:margin-right="0cm" fo:margin-top="0.11cm" fo:margin-bottom="0cm" fo:text-indent="0cm"/>
      <style:text-properties fo:font-size="22.1000003814697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11cm" fo:margin-bottom="0cm" fo:text-indent="0cm"/>
      <style:text-properties fo:font-size="22.1000003814697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11cm" fo:margin-bottom="0cm" fo:text-indent="0cm"/>
      <style:text-properties fo:font-size="22.1000003814697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11cm" fo:margin-bottom="0cm" fo:text-indent="0cm"/>
      <style:text-properties fo:font-size="22.1000003814697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11cm" fo:margin-bottom="0cm" fo:text-indent="0cm"/>
      <style:text-properties fo:font-size="22.1000003814697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e9ede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986cm" fo:min-width="27.492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634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643cm" fo:min-width="0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backgroundobjects">
      <style:graphic-properties draw:stroke="none" draw:fill="none" draw:fill-color="#ffffff" draw:auto-grow-height="false" fo:min-height="1.485cm"/>
      <style:paragraph-properties style:writing-mode="lr-tb"/>
    </style:style>
    <style:style style:name="Mpr6"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TITLE_5f_-backgroundobjects">
      <style:graphic-properties draw:stroke="none" draw:fill="none" draw:fill-color="#ffffff" draw:auto-grow-height="false" fo:min-height="1.485cm"/>
      <style:paragraph-properties style:writing-mode="lr-tb"/>
    </style:style>
    <style:style style:name="Mpr9"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5f_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TITLE_5f__5f_-backgroundobjects">
      <style:graphic-properties draw:stroke="none" draw:fill="none" draw:fill-color="#ffffff" draw:auto-grow-height="false" fo:min-height="1.485cm"/>
      <style:paragraph-properties style:writing-mode="lr-tb"/>
    </style:style>
    <style:style style:name="Mpr12" style:family="presentation" style:parent-style-name="TITLE_5f_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5f__5f_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TITLE_5f__5f__5f_-backgroundobjects">
      <style:graphic-properties draw:stroke="none" draw:fill="none" draw:fill-color="#ffffff" draw:auto-grow-height="false" fo:min-height="1.485cm"/>
      <style:paragraph-properties style:writing-mode="lr-tb"/>
    </style:style>
    <style:style style:name="Mpr15" style:family="presentation" style:parent-style-name="TITLE_5f_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5f__5f__5f_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7" style:family="presentation" style:parent-style-name="TITLE_5f__5f__5f__5f_-backgroundobjects">
      <style:graphic-properties draw:stroke="none" draw:fill="none" draw:fill-color="#ffffff" draw:auto-grow-height="false" fo:min-height="1.485cm"/>
      <style:paragraph-properties style:writing-mode="lr-tb"/>
    </style:style>
    <style:style style:name="Mpr18" style:family="presentation" style:parent-style-name="TITLE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text-align="center" style:font-independent-line-spacing="true"/>
      <style:text-properties fo:font-size="14pt"/>
    </style:style>
    <style:style style:name="MP8" style:family="paragraph">
      <loext:graphic-properties draw:fill="solid" draw:fill-color="#eb5600"/>
      <style:paragraph-properties fo:text-align="center" style:font-independent-line-spacing="true"/>
      <style:text-properties fo:font-size="14pt"/>
    </style:style>
    <style:style style:name="MP9" style:family="paragraph">
      <loext:graphic-properties draw:fill="solid" draw:fill-color="#1a9988"/>
      <style:paragraph-properties fo:text-align="center"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center"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Lato" fo:font-size="10pt" fo:letter-spacing="normal" fo:language="en" fo:country="none"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draw:custom-shape draw:name="Google Shape;10;p2"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3.541cm" svg:height="5.096cm" svg:x="2.233cm" svg:y="4.048cm" presentation:class="title" presentation:placeholder="true" presentation:user-transformed="true">
        <draw:text-box/>
      </draw:frame>
      <draw:frame draw:name="Google Shape;16;p2" presentation:style-name="Mpr4"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5" draw:text-style-name="MP2" draw:layer="backgroundobjects" svg:width="10.046cm" svg:height="1.735cm" svg:x="0cm" svg:y="0cm" presentation:class="header">
          <draw:text-box>
            <text:p text:style-name="MP1"><presentation:header/></text:p>
          </draw:text-box>
        </draw:frame>
        <draw:frame presentation:style-name="Mpr5" draw:text-style-name="MP4" draw:layer="backgroundobjects" svg:width="10.046cm" svg:height="1.735cm" svg:x="13.102cm" svg:y="0cm" presentation:class="date-time">
          <draw:text-box>
            <text:p text:style-name="MP3"><presentation:date-time/></text:p>
          </draw:text-box>
        </draw:frame>
        <draw:frame presentation:style-name="Mpr6" draw:text-style-name="MP2" draw:layer="backgroundobjects" svg:width="10.046cm" svg:height="1.735cm" svg:x="0cm" svg:y="32.991cm" presentation:class="footer">
          <draw:text-box>
            <text:p text:style-name="MP1"><presentation:footer/></text:p>
          </draw:text-box>
        </draw:frame>
        <draw:frame presentation:style-name="Mpr6" draw:text-style-name="MP4" draw:layer="backgroundobjects" svg:width="10.046cm" svg:height="1.735cm" svg:x="13.102cm" svg:y="32.991cm" presentation:class="page-number">
          <draw:text-box>
            <text:p text:style-name="MP3"><text:page-number>&lt;number&gt;</text:page-number></text:p>
          </draw:text-box>
        </draw:frame>
      </presentation:notes>
    </style:master-page>
    <style:master-page style:name="TITLE_5f_" style:display-name="TITLE_" style:page-layout-name="PM1" draw:style-name="Mdp2">
      <draw:custom-shape draw:name="Google Shape;10;p2"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_5f_-title" draw:layer="backgroundobjects" svg:width="23.541cm" svg:height="5.096cm" svg:x="2.233cm" svg:y="4.048cm" presentation:class="title" presentation:placeholder="true" presentation:user-transformed="true">
        <draw:text-box/>
      </draw:frame>
      <draw:frame draw:name="Google Shape;16;p2" presentation:style-name="Mpr7"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_5f_-outline1" draw:layer="backgroundobjects" svg:width="25.199cm" svg:height="9.134cm" svg:x="1.4cm" svg:y="3.685cm" presentation:class="outline" presentation:placeholder="true">
        <draw:text-box/>
      </draw:frame>
      <presentation:notes style:page-layout-name="PM0">
        <draw:page-thumbnail presentation:style-name="TITLE_5f_-title" draw:layer="backgroundobjects" svg:width="21.825cm" svg:height="13.021cm" svg:x="0.661cm" svg:y="2.639cm" presentation:class="page"/>
        <draw:frame presentation:style-name="TITLE_5f_-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presentation:header/></text:p>
          </draw:text-box>
        </draw:frame>
        <draw:frame presentation:style-name="Mpr8" draw:text-style-name="MP4" draw:layer="backgroundobjects" svg:width="10.046cm" svg:height="1.735cm" svg:x="13.102cm" svg:y="0cm" presentation:class="date-time">
          <draw:text-box>
            <text:p text:style-name="MP3"><presentation:date-time/></text:p>
          </draw:text-box>
        </draw:frame>
        <draw:frame presentation:style-name="Mpr9" draw:text-style-name="MP2" draw:layer="backgroundobjects" svg:width="10.046cm" svg:height="1.735cm" svg:x="0cm" svg:y="32.991cm" presentation:class="footer">
          <draw:text-box>
            <text:p text:style-name="MP1"><presentation:footer/></text:p>
          </draw:text-box>
        </draw:frame>
        <draw:frame presentation:style-name="Mpr9" draw:text-style-name="MP4" draw:layer="backgroundobjects" svg:width="10.046cm" svg:height="1.735cm" svg:x="13.102cm" svg:y="32.991cm" presentation:class="page-number">
          <draw:text-box>
            <text:p text:style-name="MP3"><text:page-number>&lt;number&gt;</text:page-number></text:p>
          </draw:text-box>
        </draw:frame>
      </presentation:notes>
    </style:master-page>
    <style:master-page style:name="TITLE_5f__5f_" style:display-name="TITLE__" style:page-layout-name="PM1" draw:style-name="Mdp2">
      <draw:custom-shape draw:name="Google Shape;10;p2"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_5f__5f_-title" draw:layer="backgroundobjects" svg:width="23.541cm" svg:height="5.096cm" svg:x="2.233cm" svg:y="4.048cm" presentation:class="title" presentation:placeholder="true" presentation:user-transformed="true">
        <draw:text-box/>
      </draw:frame>
      <draw:frame draw:name="Google Shape;16;p2" presentation:style-name="Mpr10"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_5f__5f_-outline1" draw:layer="backgroundobjects" svg:width="25.199cm" svg:height="9.134cm" svg:x="1.4cm" svg:y="3.685cm" presentation:class="outline" presentation:placeholder="true">
        <draw:text-box/>
      </draw:frame>
      <presentation:notes style:page-layout-name="PM0">
        <draw:page-thumbnail presentation:style-name="TITLE_5f__5f_-title" draw:layer="backgroundobjects" svg:width="21.825cm" svg:height="13.021cm" svg:x="0.661cm" svg:y="2.639cm" presentation:class="page"/>
        <draw:frame presentation:style-name="TITLE_5f__5f_-notes" draw:layer="backgroundobjects" svg:width="18.519cm" svg:height="15.626cm" svg:x="2.314cm" svg:y="16.495cm" presentation:class="notes" presentation:placeholder="true">
          <draw:text-box/>
        </draw:frame>
        <draw:frame presentation:style-name="Mpr11" draw:text-style-name="MP2" draw:layer="backgroundobjects" svg:width="10.046cm" svg:height="1.735cm" svg:x="0cm" svg:y="0cm" presentation:class="header">
          <draw:text-box>
            <text:p text:style-name="MP1"><presentation:header/></text:p>
          </draw:text-box>
        </draw:frame>
        <draw:frame presentation:style-name="Mpr11" draw:text-style-name="MP4" draw:layer="backgroundobjects" svg:width="10.046cm" svg:height="1.735cm" svg:x="13.102cm" svg:y="0cm" presentation:class="date-time">
          <draw:text-box>
            <text:p text:style-name="MP3"><presentation:date-time/></text:p>
          </draw:text-box>
        </draw:frame>
        <draw:frame presentation:style-name="Mpr12" draw:text-style-name="MP2" draw:layer="backgroundobjects" svg:width="10.046cm" svg:height="1.735cm" svg:x="0cm" svg:y="32.991cm" presentation:class="footer">
          <draw:text-box>
            <text:p text:style-name="MP1"><presentation:footer/></text:p>
          </draw:text-box>
        </draw:frame>
        <draw:frame presentation:style-name="Mpr12" draw:text-style-name="MP4" draw:layer="backgroundobjects" svg:width="10.046cm" svg:height="1.735cm" svg:x="13.102cm" svg:y="32.991cm" presentation:class="page-number">
          <draw:text-box>
            <text:p text:style-name="MP3"><text:page-number>&lt;number&gt;</text:page-number></text:p>
          </draw:text-box>
        </draw:frame>
      </presentation:notes>
    </style:master-page>
    <style:master-page style:name="TITLE_5f__5f__5f_" style:display-name="TITLE___" style:page-layout-name="PM1" draw:style-name="Mdp2">
      <draw:custom-shape draw:name="Google Shape;10;p2"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_5f__5f__5f_-title" draw:layer="backgroundobjects" svg:width="23.541cm" svg:height="5.096cm" svg:x="2.233cm" svg:y="4.048cm" presentation:class="title" presentation:placeholder="true" presentation:user-transformed="true">
        <draw:text-box/>
      </draw:frame>
      <draw:frame draw:name="Google Shape;16;p2" presentation:style-name="Mpr13"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_5f__5f__5f_-outline1" draw:layer="backgroundobjects" svg:width="25.199cm" svg:height="9.134cm" svg:x="1.4cm" svg:y="3.685cm" presentation:class="outline" presentation:placeholder="true">
        <draw:text-box/>
      </draw:frame>
      <presentation:notes style:page-layout-name="PM0">
        <draw:page-thumbnail presentation:style-name="TITLE_5f__5f__5f_-title" draw:layer="backgroundobjects" svg:width="21.825cm" svg:height="13.021cm" svg:x="0.661cm" svg:y="2.639cm" presentation:class="page"/>
        <draw:frame presentation:style-name="TITLE_5f__5f__5f_-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presentation:header/></text:p>
          </draw:text-box>
        </draw:frame>
        <draw:frame presentation:style-name="Mpr14" draw:text-style-name="MP4" draw:layer="backgroundobjects" svg:width="10.046cm" svg:height="1.735cm" svg:x="13.102cm" svg:y="0cm" presentation:class="date-time">
          <draw:text-box>
            <text:p text:style-name="MP3"><presentation:date-time/></text:p>
          </draw:text-box>
        </draw:frame>
        <draw:frame presentation:style-name="Mpr15" draw:text-style-name="MP2" draw:layer="backgroundobjects" svg:width="10.046cm" svg:height="1.735cm" svg:x="0cm" svg:y="32.991cm" presentation:class="footer">
          <draw:text-box>
            <text:p text:style-name="MP1"><presentation:footer/></text:p>
          </draw:text-box>
        </draw:frame>
        <draw:frame presentation:style-name="Mpr15" draw:text-style-name="MP4" draw:layer="backgroundobjects" svg:width="10.046cm" svg:height="1.735cm" svg:x="13.102cm" svg:y="32.991cm" presentation:class="page-number">
          <draw:text-box>
            <text:p text:style-name="MP3"><text:page-number>&lt;number&gt;</text:page-number></text:p>
          </draw:text-box>
        </draw:frame>
      </presentation:notes>
    </style:master-page>
    <style:master-page style:name="TITLE_5f__5f__5f__5f_" style:display-name="TITLE____" style:page-layout-name="PM1" draw:style-name="Mdp2">
      <draw:custom-shape draw:name="Google Shape;10;p2" draw:style-name="Mgr3" draw:text-style-name="MP7" draw:layer="backgroundobjects" svg:width="27.999cm" svg:height="1.49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8" draw:layer="backgroundobjects" svg:width="0.139cm" svg:height="1.141cm" draw:transform="rotate (1.5707963267949) translate (3.684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0.139cm" svg:height="1.15cm" draw:transform="rotate (1.5707963267949) translate (2.543cm 3.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_5f__5f__5f__5f_-title" draw:layer="backgroundobjects" svg:width="23.541cm" svg:height="5.096cm" svg:x="2.233cm" svg:y="4.048cm" presentation:class="title" presentation:placeholder="true" presentation:user-transformed="true">
        <draw:text-box/>
      </draw:frame>
      <draw:frame draw:name="Google Shape;16;p2" presentation:style-name="Mpr16" draw:text-style-name="MP11" draw:layer="backgroundobjects" svg:width="1.679cm" svg:height="1.204cm" svg:x="26.139cm" svg:y="14.544cm" presentation:class="page-number" presentation:user-transformed="true">
        <draw:text-box>
          <text:p text:style-name="MP10"><text:span text:style-name="MT1"><text:page-number>&lt;number&gt;</text:page-number></text:span></text:p>
        </draw:text-box>
      </draw:frame>
      <draw:frame presentation:style-name="TITLE_5f__5f__5f__5f_-outline1" draw:layer="backgroundobjects" svg:width="25.199cm" svg:height="9.134cm" svg:x="1.4cm" svg:y="3.685cm" presentation:class="outline" presentation:placeholder="true">
        <draw:text-box/>
      </draw:frame>
      <presentation:notes style:page-layout-name="PM0">
        <draw:page-thumbnail presentation:style-name="TITLE_5f__5f__5f__5f_-title" draw:layer="backgroundobjects" svg:width="21.825cm" svg:height="13.021cm" svg:x="0.661cm" svg:y="2.639cm" presentation:class="page"/>
        <draw:frame presentation:style-name="TITLE_5f__5f__5f__5f_-notes" draw:layer="backgroundobjects" svg:width="18.519cm" svg:height="15.626cm" svg:x="2.314cm" svg:y="16.495cm" presentation:class="notes" presentation:placeholder="true">
          <draw:text-box/>
        </draw:frame>
        <draw:frame presentation:style-name="Mpr17" draw:text-style-name="MP2" draw:layer="backgroundobjects" svg:width="10.046cm" svg:height="1.735cm" svg:x="0cm" svg:y="0cm" presentation:class="header">
          <draw:text-box>
            <text:p text:style-name="MP1"><presentation:header/></text:p>
          </draw:text-box>
        </draw:frame>
        <draw:frame presentation:style-name="Mpr17" draw:text-style-name="MP4" draw:layer="backgroundobjects" svg:width="10.046cm" svg:height="1.735cm" svg:x="13.102cm" svg:y="0cm" presentation:class="date-time">
          <draw:text-box>
            <text:p text:style-name="MP3"><presentation:date-time/></text:p>
          </draw:text-box>
        </draw:frame>
        <draw:frame presentation:style-name="Mpr18" draw:text-style-name="MP2" draw:layer="backgroundobjects" svg:width="10.046cm" svg:height="1.735cm" svg:x="0cm" svg:y="32.991cm" presentation:class="footer">
          <draw:text-box>
            <text:p text:style-name="MP1"><presentation:footer/></text:p>
          </draw:text-box>
        </draw:frame>
        <draw:frame presentation:style-name="Mpr18"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13:42:07.257713304</meta:creation-date>
    <dc:date>2020-07-30T13:53:04.699535091</dc:date>
    <meta:editing-duration>PT45S</meta:editing-duration>
    <meta:editing-cycles>1</meta:editing-cycles>
    <meta:document-statistic meta:object-count="101"/>
    <meta:generator>LibreOffice/6.4.4.2$Linux_X86_64 LibreOffice_project/40$Build-2</meta:generator>
  </office:meta>
</office:document-meta>
</file>